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5126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7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8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P9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15126"/>
    </style:style>
    <style:style style:name="T3" style:family="text">
      <style:text-properties style:font-name="Cambria" officeooo:rsid="0033dde5"/>
    </style:style>
    <style:style style:name="T4" style:family="text">
      <style:text-properties style:font-name="Cambria" officeooo:rsid="0034974d"/>
    </style:style>
    <style:style style:name="T5" style:family="text">
      <style:text-properties style:font-name="Cambria" officeooo:rsid="00357fcb"/>
    </style:style>
    <style:style style:name="T6" style:family="text">
      <style:text-properties style:font-name="Cambria" officeooo:rsid="0036048b"/>
    </style:style>
    <style:style style:name="T7" style:family="text">
      <style:text-properties style:font-name="Cambria" officeooo:rsid="003d50de"/>
    </style:style>
    <style:style style:name="T8" style:family="text">
      <style:text-properties officeooo:rsid="0033dde5"/>
    </style:style>
    <style:style style:name="T9" style:family="text">
      <style:text-properties officeooo:rsid="003d5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1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">adres@email.com</text:span></text:a></text:p>
      <text:p text:style-name="P7">Pan Komendant Wojewódzki Policji<text:line-break/>w Mieście Wojewódzkim</text:p>
      <text:p text:style-name="P3">Podanie o <text:span text:style-name="T8">rozszerzenie </text:span>pozwoleni<text:span text:style-name="T8">a</text:span> na broń</text:p>
      <text:p text:style-name="P5"><text:span text:style-name="T3">Na podstawie Artykułu 155 Kodeksu Postępowania Administracyjnego, w</text:span><text:span text:style-name="T2">noszę o </text:span><text:span text:style-name="T3">zmianę decyzji nr XXX o wydaniu mi pozwolenia na broń do celów kolekcjonerskich, w zakresie liczby egzemplarzy broni, z dotychczasowych 10 (dziesięciu) do 20 (dwudziestu).</text:span></text:p>
      <text:p text:style-name="P3">Uzasadnienie</text:p>
      <text:p text:style-name="P6"><text:span text:style-name="T3">Obecnie posiadam 9 (dziewięć) egzemplarzy broni z 10 (dziesięciu) jakie przewiduje wydane mi pozwolenie. Chcąc kontynuować budowanie mojej kolekcji broni, jak również chcąc zachować możliwość zakupu kolejnego egzemplarz</text:span><text:span text:style-name="T5">a</text:span><text:span text:style-name="T3"> </text:span><text:span text:style-name="T6">broni </text:span><text:span text:style-name="T3">w czasie </text:span><text:span text:style-name="T4">trwania </text:span><text:span text:style-name="T3">postępowania, wnoszę co </text:span><text:span text:style-name="T7">napisałem</text:span><text:span text:style-name="T3"> powyżej.</text:span></text:p>
      <text:p text:style-name="P8">Wszystkie dokumenty będące wynikiem wnioskowanego postępowania odbiorę osobiście, dlatego proszę o niewysyłanie ich pocztą.</text:p>
      <text:p text:style-name="P4">z poważaniem,<text:line-break/>Imię Nazwisk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9" meta:word-count="118" meta:character-count="895" meta:non-whitespace-character-count="786"/>
  </office:meta>
</office:document-meta>
</file>